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7c28"/>
    </style:style>
    <style:style style:name="P2" style:family="paragraph" style:parent-style-name="Standard">
      <style:text-properties officeooo:rsid="000f7c28" officeooo:paragraph-rsid="000f7c28"/>
    </style:style>
    <style:style style:name="P3" style:family="paragraph" style:parent-style-name="Standard">
      <style:text-properties officeooo:rsid="00110769" officeooo:paragraph-rsid="00110769"/>
    </style:style>
    <style:style style:name="P4" style:family="paragraph" style:parent-style-name="Standard">
      <style:text-properties officeooo:paragraph-rsid="00110769"/>
    </style:style>
    <style:style style:name="T1" style:family="text">
      <style:text-properties officeooo:rsid="000f7c28"/>
    </style:style>
    <style:style style:name="T2" style:family="text">
      <style:text-properties officeooo:rsid="001107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&gt;</text:p>
      <text:p text:style-name="P1"/>
      <text:p text:style-name="P1">&lt;head&gt;</text:p>
      <text:p text:style-name="P1"><text:s text:c="2"/>&lt;meta charset="utf-8"&gt;</text:p>
      <text:p text:style-name="P1"><text:s text:c="2"/>&lt;meta name="viewport" content="width=device-width"&gt;</text:p>
      <text:p text:style-name="P1"><text:s text:c="2"/>&lt;title&gt;Semantic Containers&lt;/title&gt;</text:p>
      <text:p text:style-name="P1"><text:s text:c="2"/>&lt;link href="https://cdnjs.cloudflare.com/ajax/libs/normalize/8.0.1/normalize.min.css" rel="stylesheet"</text:p>
      <text:p text:style-name="P1"><text:s text:c="4"/>type="text/css" /&gt;</text:p>
      <text:p text:style-name="P1"><text:s text:c="2"/>&lt;link href="style.css" rel="stylesheet" type="text/css" /&gt;</text:p>
      <text:p text:style-name="P1"/>
      <text:p text:style-name="P1"><text:s text:c="2"/>&lt;style&gt;</text:p>
      <text:p text:style-name="P1"><text:s text:c="4"/>H2 {</text:p>
      <text:p text:style-name="P1"><text:s text:c="6"/>text-align: center</text:p>
      <text:p text:style-name="P1"><text:s text:c="2"/>&lt;/style&gt;</text:p>
      <text:p text:style-name="P1"><text:s text:c="2"/>&lt;h1&gt; Pete Thinkful | Artist&lt;/h1&gt;</text:p>
      <text:p text:style-name="P1"/>
      <text:p text:style-name="P1"><text:s text:c="2"/>&lt;h4&gt;</text:p>
      <text:p text:style-name="P1"><text:s text:c="4"/>&lt;center&gt;</text:p>
      <text:p text:style-name="P1"/>
      <text:p text:style-name="P1"><text:s text:c="6"/>&lt;a class="red" href="#About" a&gt;About&lt;/a&gt;</text:p>
      <text:p text:style-name="P1"><text:s text:c="6"/>&lt;a class="red" href="#Portfolio" a&gt;Portfolio&lt;/a&gt;</text:p>
      <text:p text:style-name="P1"><text:s text:c="6"/>&lt;a class="red" href="#Contact" a&gt;Contact&lt;/a&gt;</text:p>
      <text:p text:style-name="P1"/>
      <text:p text:style-name="P1"><text:s text:c="4"/>&lt;/center&gt;</text:p>
      <text:p text:style-name="P1"/>
      <text:p text:style-name="P1"><text:s text:c="2"/>&lt;/h4&gt;</text:p>
      <text:p text:style-name="P1"/>
      <text:p text:style-name="P1">&lt;body&gt;</text:p>
      <text:p text:style-name="P1"/>
      <text:p text:style-name="P1"><text:s text:c="2"/>&lt;body bgcolor="eae2b7 <text:s/>" &lt;/a&gt;</text:p>
      <text:p text:style-name="P1"/>
      <text:p text:style-name="P1"><text:s text:c="4"/>&lt;h2&gt;About&lt;/h2&gt;</text:p>
      <text:p text:style-name="P1"/>
      <text:p text:style-name="P1"><text:s text:c="4"/>&lt;h2 id="About" &lt;About&lt;/h2&gt;</text:p>
      <text:p text:style-name="P1"/>
      <text:p text:style-name="P1"><text:s text:c="6"/>&lt;header&gt;</text:p>
      <text:p text:style-name="P1"><text:s text:c="8"/>&lt;style&gt;</text:p>
      <text:p text:style-name="P1"><text:s text:c="10"/>H1 {</text:p>
      <text:p text:style-name="P1"><text:s text:c="12"/>text-align: center</text:p>
      <text:p text:style-name="P1"><text:s text:c="8"/>&lt;/style&gt;</text:p>
      <text:p text:style-name="P1"/>
      <text:p text:style-name="P1"/>
      <text:p text:style-name="P1"><text:s text:c="8"/>&lt;h2&gt; Hi I'm Pete Thinkful&lt;/h2&gt;</text:p>
      <text:p text:style-name="P1"><text:s text:c="6"/>&lt;/header&gt;</text:p>
      <text:p text:style-name="P1"><text:s text:c="6"/>&lt;center&gt;</text:p>
      <text:p text:style-name="P1"/>
      <text:p text:style-name="P1"><text:s text:c="8"/>&lt;img src="images/pete-thinkful.png" style="border-radius: 50%; border: 2px #003049 solid;" &lt;/center&gt;</text:p>
      <text:p text:style-name="P1"><text:soft-page-break/></text:p>
      <text:p text:style-name="P1"><text:s text:c="8"/>&amp;nbsp;</text:p>
      <text:p text:style-name="P1"><text:s text:c="8"/>&lt;nav&gt;</text:p>
      <text:p text:style-name="P1"/>
      <text:p text:style-name="P1"><text:s text:c="10"/>&amp;nbsp;</text:p>
      <text:p text:style-name="P1"><text:s text:c="10"/>&amp;nbsp;</text:p>
      <text:p text:style-name="P1"><text:s text:c="10"/>&amp;nbsp;</text:p>
      <text:p text:style-name="P1"><text:s text:c="10"/>&lt;nav&gt;</text:p>
      <text:p text:style-name="P1"/>
      <text:p text:style-name="P1"><text:s text:c="10"/>&lt;/nav&gt;</text:p>
      <text:p text:style-name="P1"><text:s text:c="10"/>&amp;nbsp;</text:p>
      <text:p text:style-name="P1"><text:s text:c="10"/>&lt;main&gt;</text:p>
      <text:p text:style-name="P1"><text:s text:c="12"/>&lt;section&gt;</text:p>
      <text:p text:style-name="P1"><text:s text:c="14"/>&amp;nbsp;</text:p>
      <text:p text:style-name="P1"/>
      <text:p text:style-name="P1"><text:s text:c="14"/>&lt;p style=text-align:left; &lt;p&gt;I'm an artist living in Denver, Colorado&lt;/p&gt;</text:p>
      <text:p text:style-name="P1"/>
      <text:p text:style-name="P1"><text:s text:c="14"/>&lt;div class="group"&gt;</text:p>
      <text:p text:style-name="P1"><text:s text:c="16"/>&lt;div class="item"&gt;</text:p>
      <text:p text:style-name="P1"><text:s text:c="18"/>&lt;p style=text-align:left; &lt;p&gt;As an artist, I'm interested in:&lt;/p&gt;</text:p>
      <text:p text:style-name="P1"><text:s text:c="18"/>&amp;nbsp;</text:p>
      <text:p text:style-name="P1"><text:s text:c="18"/>&amp;nbsp;</text:p>
      <text:p text:style-name="P1"/>
      <text:p text:style-name="P1"><text:s text:c="18"/>&lt;/style&gt;</text:p>
      <text:p text:style-name="P1"/>
      <text:p text:style-name="P1"/>
      <text:p text:style-name="P1"><text:s text:c="18"/>&lt;div align="left"&gt;</text:p>
      <text:p text:style-name="P1"><text:s text:c="20"/>&lt;p style="text-align:left;" &lt;ul style='list-style-type;circle'&gt;</text:p>
      <text:p text:style-name="P1"><text:s text:c="22"/>&lt;li&gt;Producing abstract art &lt;/li&gt;</text:p>
      <text:p text:style-name="P1"><text:s text:c="22"/>&lt;li&gt;Creating street graffiti art&lt;/li&gt;</text:p>
      <text:p text:style-name="P1"><text:s text:c="22"/>&lt;li&gt;Connecting with like-minded artists&lt;/li&gt;</text:p>
      <text:p text:style-name="P1"><text:s text:c="20"/>&lt;/p&gt;</text:p>
      <text:p text:style-name="P1"/>
      <text:p text:style-name="P1"/>
      <text:p text:style-name="P1"><text:s text:c="20"/>&amp;nbsp;</text:p>
      <text:p text:style-name="P1"><text:s text:c="20"/>&amp;nbsp;</text:p>
      <text:p text:style-name="P1"/>
      <text:p text:style-name="P1"><text:s text:c="20"/>&lt;/left&gt;</text:p>
      <text:p text:style-name="P1"><text:s text:c="20"/>&amp;nbsp;</text:p>
      <text:p text:style-name="P1"/>
      <text:p text:style-name="P1"><text:s text:c="20"/>&lt;h5&gt;Please feel free to take a look at my website and feel free to contact me &lt;/h5&gt;</text:p>
      <text:p text:style-name="P1"/>
      <text:p text:style-name="P1"/>
      <text:p text:style-name="P1"><text:s text:c="20"/>&lt;center&gt;</text:p>
      <text:p text:style-name="P1"><text:s text:c="22"/>&lt;h3&gt;Pete's Background&lt;/h3&gt;</text:p>
      <text:p text:style-name="P1"><text:s text:c="20"/>&lt;/center&gt;</text:p>
      <text:p text:style-name="P1"><text:s text:c="18"/>&lt;/div&gt;</text:p>
      <text:p text:style-name="P1"><text:s text:c="16"/>&lt;/div&gt;</text:p>
      <text:p text:style-name="P1"><text:s text:c="12"/>&lt;/section&gt;</text:p>
      <text:p text:style-name="P1"><text:soft-page-break/><text:s text:c="10"/>&lt;/main&gt;</text:p>
      <text:p text:style-name="P1"/>
      <text:p text:style-name="P1"><text:s text:c="10"/>&lt;aside&gt;</text:p>
      <text:p text:style-name="P1"><text:s text:c="12"/>&lt;p&gt;After graduating college, I became an art teacher and worked with beginners and</text:p>
      <text:p text:style-name="P1"><text:s text:c="14"/>professionals. I love art and my works have been featured in major art galleries across the globe.&lt;/p&gt;</text:p>
      <text:p text:style-name="P1"><text:s text:c="12"/>&amp;nbsp</text:p>
      <text:p text:style-name="P1"><text:s text:c="12"/>&lt;p&gt;If you are looking to hire an artist or if you're an artist looking for a collaborator for your next</text:p>
      <text:p text:style-name="P1"><text:s text:c="14"/>project, please reach out! I'm so excited to work with other artists to create new art.&lt;/p&gt;</text:p>
      <text:p text:style-name="P1"/>
      <text:p text:style-name="P1"><text:s text:c="12"/>&lt;center&gt;</text:p>
      <text:p text:style-name="P1"><text:s text:c="14"/>&lt;h1 id="Portfolio"&gt;Portfolio&lt;/h1&gt;</text:p>
      <text:p text:style-name="P1"><text:s text:c="14"/>&amp;nbsp</text:p>
      <text:p text:style-name="P1"/>
      <text:p text:style-name="P1"><text:s text:c="14"/>&lt;H3&gt; Abstract Red&lt;/H3&gt;</text:p>
      <text:p text:style-name="P1"><text:s text:c="14"/>&amp;nbsp</text:p>
      <text:p text:style-name="P1"/>
      <text:p text:style-name="P1"><text:s text:c="14"/>&lt;img src="images/abstract-red.png" /&gt;</text:p>
      <text:p text:style-name="P1"><text:s text:c="14"/>&lt;p&gt;</text:p>
      <text:p text:style-name="P1"><text:s text:c="16"/>Vaporware wayfares heirloom neutra disrupt.Activated charcoal waistcharcoal scenester hell of. &lt;/p&gt;</text:p>
      <text:p text:style-name="P1"/>
      <text:p text:style-name="P1"><text:s text:c="14"/>&lt;br&gt;</text:p>
      <text:p text:style-name="P1"/>
      <text:p text:style-name="P1"><text:s text:c="14"/>&lt;h3&gt; Spiral Zany&lt;/h3&gt;</text:p>
      <text:p text:style-name="P1"/>
      <text:p text:style-name="P1"><text:s text:c="14"/>&lt;img src="images/spiral-zany.png" /&gt;</text:p>
      <text:p text:style-name="P1"/>
      <text:p text:style-name="P1"><text:s text:c="14"/>&lt;p&gt; Sriracha portland taxiderni cronut messenger bag, vegan destillery. Vaporware kickstarter air plant</text:p>
      <text:p text:style-name="P1"><text:s text:c="16"/>numblecore food truck.&lt;/p&gt;</text:p>
      <text:p text:style-name="P1"/>
      <text:p text:style-name="P1"><text:s text:c="12"/>&lt;/center&gt;</text:p>
      <text:p text:style-name="P1"><text:s text:c="12"/>&lt;center&gt;</text:p>
      <text:p text:style-name="P1"/>
      <text:p text:style-name="P1"><text:s text:c="14"/>&lt;h3&gt; Melted Rainbow&lt;/h3&gt;</text:p>
      <text:p text:style-name="P1"><text:s text:c="14"/>&lt;img src="images/melted-rainbow.png" /&gt;</text:p>
      <text:p text:style-name="P1"/>
      <text:p text:style-name="P1"><text:s text:c="12"/>&lt;/center&gt;</text:p>
      <text:p text:style-name="P1"/>
      <text:p text:style-name="P1"><text:s text:c="12"/>&lt;p&gt; Edison bulb single-origin coffe snaware,actually enniu lovacore shabby chic forage. &lt;/p&gt;</text:p>
      <text:p text:style-name="P1"/>
      <text:p text:style-name="P1"/>
      <text:p text:style-name="P1"><text:s text:c="12"/>&lt;hr&gt;</text:p>
      <text:p text:style-name="P1"/>
      <text:p text:style-name="P1"><text:s text:c="10"/>&lt;/aside&gt;</text:p>
      <text:p text:style-name="P1"/>
      <text:p text:style-name="P1"><text:s text:c="10"/>&lt;footer&gt;</text:p>
      <text:p text:style-name="P1"><text:soft-page-break/><text:s text:c="12"/>&amp;nbsp;</text:p>
      <text:p text:style-name="P1"><text:s text:c="12"/>&lt;center&gt;</text:p>
      <text:p text:style-name="P1"><text:s text:c="14"/>&lt;H3 id=&gt;Contact&lt;/H3&gt;</text:p>
      <text:p text:style-name="P1"/>
      <text:p text:style-name="P1"/>
      <text:p text:style-name="P1"><text:s text:c="12"/>&lt;/center&gt;</text:p>
      <text:p text:style-name="P1"/>
      <text:p text:style-name="P1"><text:s text:c="12"/>&lt;p&gt; I'd love o hear from you! Please feel free to contact or follow me:&lt;/p&gt;</text:p>
      <text:p text:style-name="P1"/>
      <text:p text:style-name="P1"><text:s text:c="12"/>&lt;ol&gt;</text:p>
      <text:p text:style-name="P1"/>
      <text:p text:style-name="P1"><text:s text:c="14"/>&lt;div align="left"&gt;</text:p>
      <text:p text:style-name="P1"><text:s text:c="16"/>&lt;p style="text-align:left;" &lt;ul style='list-style-type;circle'&gt;</text:p>
      <text:p text:style-name="P1"/>
      <text:p text:style-name="P1"><text:s text:c="16"/>&lt;/p&gt;</text:p>
      <text:p text:style-name="P1"/>
      <text:p text:style-name="P1"/>
      <text:p text:style-name="P1"><text:s text:c="16"/>&lt;ol&gt;</text:p>
      <text:p text:style-name="P1"><text:s text:c="18"/>&lt;H2 id="Contact" &lt;/h2&gt;</text:p>
      <text:p text:style-name="P1"/>
      <text:p text:style-name="P1"><text:s text:c="14"/>&lt;/div align="left" &lt;p style="text-align:left; <text:s text:c="2"/>" &lt;ol&gt;</text:p>
      <text:p text:style-name="P1"><text:s text:c="14"/>&lt;li style="text-align: left"&gt;Linkedin&lt;/li&gt;</text:p>
      <text:p text:style-name="P1"><text:s text:c="14"/>&lt;li style="text-align: left"&gt;Instagram&lt;/li&gt;</text:p>
      <text:p text:style-name="P1"><text:s text:c="14"/>&lt;li style="text-align: left"&gt;Pinterest&lt;/li&gt;</text:p>
      <text:p text:style-name="P1"><text:s text:c="12"/>&lt;/ol&gt;</text:p>
      <text:p text:style-name="P1"/>
      <text:p text:style-name="P1"/>
      <text:p text:style-name="P1"><text:s text:c="10"/>&lt;/footer&gt;</text:p>
      <text:p text:style-name="P1"/>
      <text:p text:style-name="P1"/>
      <text:p text:style-name="P1">&lt;/html&gt;</text:p>
      <text:p text:style-name="P1">&lt;footer&gt;</text:p>
      <text:p text:style-name="P1"><text:s text:c="2"/>&lt;p&gt;© Pete Thinkful. All rights reserved.&lt;/p&gt;</text:p>
      <text:p text:style-name="P1">&lt;/footer&gt;</text:p>
      <text:p text:style-name="P1">&lt;/body&gt;</text:p>
      <text:p text:style-name="P1"/>
      <text:p text:style-name="P1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11:01:27.461000000</meta:creation-date>
    <dc:date>2022-09-03T23:45:11.406000000</dc:date>
    <meta:editing-duration>PT10H10M4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121" meta:word-count="361" meta:character-count="4262" meta:non-whitespace-character-count="2707"/>
  </office:meta>
</office:document-meta>
</file>